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XPGVW+CMSY10" svg:font-family="AXPGVW+CMSY10"/>
    <style:font-face style:name="CNYGGJ+CMMI5" svg:font-family="CNYGGJ+CMMI5"/>
    <style:font-face style:name="GCNJVL+Times-Bold~27" svg:font-family="GCNJVL+Times-Bold~27"/>
    <style:font-face style:name="GLHAGO+Times-Roman" svg:font-family="GLHAGO+Times-Roman"/>
    <style:font-face style:name="GLHALC+Times-Roman+2" svg:font-family="GLHALC+Times-Roman+2"/>
    <style:font-face style:name="HWZEFN+CMR10" svg:font-family="HWZEFN+CMR10"/>
    <style:font-face style:name="LDKFRZ+Times-Roman~1e" svg:font-family="LDKFRZ+Times-Roman~1e"/>
    <style:font-face style:name="PTAZBP+Times-Roman~12" svg:font-family="PTAZBP+Times-Roman~12"/>
    <style:font-face style:name="SCBLDN+CMMI7" svg:font-family="SCBLDN+CMMI7"/>
    <style:font-face style:name="UQFCKM+CMMI10" svg:font-family="UQFCKM+CMMI10"/>
    <style:font-face style:name="VWVCAQ+NimbusRomNo9L-Regu" svg:font-family="VWVCAQ+NimbusRomNo9L-Regu"/>
    <style:font-face style:name="GLHANF+Times-Italic" svg:font-family="GLHANF+Times-Italic" style:font-family-generic="script"/>
    <style:font-face style:name="MIKILV+Times-Italic~6b" svg:font-family="MIKILV+Times-Italic~6b" style:font-family-generic="script"/>
    <style:font-face style:name="T3" svg:font-family="T3" style:font-family-generic="swiss"/>
    <style:font-face style:name="T4" svg:font-family="T4" style:font-family-generic="swiss"/>
    <style:font-face style:name="T5" svg:font-family="T5" style:font-family-generic="swiss"/>
    <style:font-face style:name="T6" svg:font-family="T6" style:font-family-generic="swiss"/>
    <style:font-face style:name="T9" svg:font-family="T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GLHAGO+Times-Roman" fo:font-size="10pt" style:font-name-asian="GLHAGO+Times-Roman" style:font-size-asian="10pt" style:font-name-complex="GLHAGO+Times-Roman" style:font-size-complex="10pt"/>
    </style:style>
    <style:style style:name="P2" style:family="paragraph" style:parent-style-name="Standard">
      <style:paragraph-properties style:text-autospace="none"/>
      <style:text-properties style:font-name="GLHAGO+Times-Roman" fo:font-size="10pt" style:font-name-asian="GLHAGO+Times-Roman" style:font-size-asian="10pt" style:font-name-complex="GLHAGO+Times-Roman" style:font-size-complex="10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GLHAGO+Times-Roman" fo:font-size="10pt" style:font-name-asian="GLHAGO+Times-Roman" style:font-size-asian="10pt" style:font-name-complex="GLHAGO+Times-Roman" style:font-size-complex="10pt"/>
    </style:style>
    <style:style style:name="P4" style:family="paragraph" style:parent-style-name="Standard">
      <style:paragraph-properties style:text-autospace="none"/>
      <style:text-properties style:font-name="GLHANF+Times-Italic" fo:font-size="10pt" style:font-name-asian="GLHANF+Times-Italic" style:font-size-asian="10pt" style:font-name-complex="GLHANF+Times-Italic" style:font-size-complex="10pt"/>
    </style:style>
    <style:style style:name="P5" style:family="paragraph" style:parent-style-name="Standard">
      <style:paragraph-properties style:text-autospace="none"/>
      <style:text-properties style:font-name="PTAZBP+Times-Roman~12" fo:font-size="10pt" style:font-name-asian="PTAZBP+Times-Roman~12" style:font-size-asian="10pt" style:font-name-complex="PTAZBP+Times-Roman~12" style:font-size-complex="10pt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PTAZBP+Times-Roman~12" fo:font-size="10pt" style:font-name-asian="PTAZBP+Times-Roman~12" style:font-size-asian="10pt" style:font-name-complex="PTAZBP+Times-Roman~12" style:font-size-complex="10pt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LDKFRZ+Times-Roman~1e" fo:font-size="8pt" style:font-name-asian="LDKFRZ+Times-Roman~1e" style:font-size-asian="8pt" style:font-name-complex="LDKFRZ+Times-Roman~1e" style:font-size-complex="8pt"/>
    </style:style>
    <style:style style:name="P8" style:family="paragraph" style:parent-style-name="Standard">
      <style:paragraph-properties style:text-autospace="none"/>
      <style:text-properties style:font-name="LDKFRZ+Times-Roman~1e" fo:font-size="8pt" style:font-name-asian="LDKFRZ+Times-Roman~1e" style:font-size-asian="8pt" style:font-name-complex="LDKFRZ+Times-Roman~1e" style:font-size-complex="8pt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LDKFRZ+Times-Roman~1e" fo:font-size="10pt" style:font-name-asian="LDKFRZ+Times-Roman~1e" style:font-size-asian="10pt" style:font-name-complex="LDKFRZ+Times-Roman~1e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MIKILV+Times-Italic~6b" fo:font-size="8pt" style:font-name-asian="MIKILV+Times-Italic~6b" style:font-size-asian="8pt" style:font-name-complex="MIKILV+Times-Italic~6b" style:font-size-complex="8pt"/>
    </style:style>
    <style:style style:name="P11" style:family="paragraph" style:parent-style-name="Standard">
      <style:paragraph-properties style:text-autospace="none"/>
      <style:text-properties style:font-name="T5" fo:font-size="0pt" style:font-name-asian="T5" style:font-size-asian="0pt" style:font-name-complex="T5" style:font-size-complex="0pt"/>
    </style:style>
    <style:style style:name="P12" style:family="paragraph" style:parent-style-name="Standard">
      <style:paragraph-properties style:text-autospace="none"/>
      <style:text-properties style:font-name="T4" fo:font-size="0pt" style:font-name-asian="T4" style:font-size-asian="0pt" style:font-name-complex="T4" style:font-size-complex="0pt"/>
    </style:style>
    <style:style style:name="P13" style:family="paragraph" style:parent-style-name="Standard">
      <style:paragraph-properties style:text-autospace="none"/>
      <style:text-properties style:font-name="T6" fo:font-size="0pt" style:font-name-asian="T6" style:font-size-asian="0pt" style:font-name-complex="T6" style:font-size-complex="0pt"/>
    </style:style>
    <style:style style:name="P14" style:family="paragraph" style:parent-style-name="Standard">
      <style:paragraph-properties style:text-autospace="none"/>
      <style:text-properties style:font-name="VWVCAQ+NimbusRomNo9L-Regu" fo:font-size="10pt" style:font-name-asian="VWVCAQ+NimbusRomNo9L-Regu" style:font-size-asian="10pt" style:font-name-complex="VWVCAQ+NimbusRomNo9L-Regu" style:font-size-complex="10pt"/>
    </style:style>
    <style:style style:name="P15" style:family="paragraph" style:parent-style-name="List_20_Contents">
      <style:paragraph-properties fo:margin-top="0in" fo:margin-bottom="0.1965in"/>
    </style:style>
    <style:style style:name="P16" style:family="paragraph" style:parent-style-name="Text_20_body">
      <style:paragraph-properties style:text-autospace="none"/>
      <style:text-properties style:font-name="VWVCAQ+NimbusRomNo9L-Regu" fo:font-size="10pt" style:font-name-asian="VWVCAQ+NimbusRomNo9L-Regu" style:font-size-asian="10pt" style:font-name-complex="VWVCAQ+NimbusRomNo9L-Regu" style:font-size-complex="10pt"/>
    </style:style>
    <style:style style:name="P17" style:family="paragraph" style:parent-style-name="Heading_20_2">
      <style:paragraph-properties style:text-autospace="none"/>
      <style:text-properties style:font-name="T6" fo:font-size="0pt" style:font-name-asian="T6" style:font-size-asian="0pt" style:font-name-complex="T6" style:font-size-complex="0pt"/>
    </style:style>
    <style:style style:name="P18" style:family="paragraph" style:parent-style-name="Standard" style:list-style-name="L1">
      <style:paragraph-properties style:text-autospace="none"/>
      <style:text-properties style:font-name="GLHAGO+Times-Roman" fo:font-size="10pt" style:font-name-asian="GLHAGO+Times-Roman" style:font-size-asian="10pt" style:font-name-complex="GLHAGO+Times-Roman" style:font-size-complex="10pt"/>
    </style:style>
    <style:style style:name="P19" style:family="paragraph" style:parent-style-name="Standard">
      <style:paragraph-properties style:text-autospace="none"/>
      <style:text-properties style:font-name="CNYGGJ+CMMI5" fo:font-size="5pt" style:font-name-asian="CNYGGJ+CMMI5" style:font-size-asian="5pt" style:font-name-complex="CNYGGJ+CMMI5" style:font-size-complex="5pt"/>
    </style:style>
    <style:style style:name="P20" style:family="paragraph" style:parent-style-name="Heading_20_1"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5" fo:font-size="0pt" style:font-name-asian="T5" style:font-size-asian="0pt" style:font-name-complex="T5" style:font-size-complex="0pt"/>
    </style:style>
    <style:style style:name="T6" style:family="text">
      <style:text-properties style:font-name="T6" fo:font-size="0pt" style:font-name-asian="T6" style:font-size-asian="0pt" style:font-name-complex="T6" style:font-size-complex="0pt"/>
    </style:style>
    <style:style style:name="T7" style:family="text">
      <style:text-properties style:font-name="T6" fo:font-size="0pt" fo:font-style="italic" style:font-name-asian="T6" style:font-size-asian="0pt" style:font-name-complex="T6" style:font-size-complex="0pt"/>
    </style:style>
    <style:style style:name="T8" style:family="text">
      <style:text-properties style:font-name="T6" fo:font-size="0pt" fo:font-style="italic" fo:font-weight="bold" style:font-name-asian="T6" style:font-size-asian="0pt" style:font-name-complex="T6" style:font-size-complex="0pt"/>
    </style:style>
    <style:style style:name="T9" style:family="text">
      <style:text-properties style:font-name="T6" fo:font-size="0pt" fo:font-weight="bold" style:font-name-asian="T6" style:font-size-asian="0pt" style:font-name-complex="T6" style:font-size-complex="0pt"/>
    </style:style>
    <style:style style:name="T10" style:family="text">
      <style:text-properties style:font-name="T3" fo:font-size="0pt" style:font-name-asian="T3" style:font-size-asian="0pt" style:font-name-complex="T3" style:font-size-complex="0pt"/>
    </style:style>
    <style:style style:name="T11" style:family="text">
      <style:text-properties style:font-name="T4" fo:font-size="0pt" style:font-name-asian="T4" style:font-size-asian="0pt" style:font-name-complex="T4" style:font-size-complex="0pt"/>
    </style:style>
    <style:style style:name="T12" style:family="text">
      <style:text-properties style:font-name="GLHALC+Times-Roman+2" fo:font-weight="bold" style:font-name-asian="GLHALC+Times-Roman+2" style:font-weight-asian="bold" style:font-name-complex="GLHALC+Times-Roman+2" style:font-weight-complex="bold"/>
    </style:style>
    <style:style style:name="T13" style:family="text">
      <style:text-properties style:font-name="T9" fo:font-size="0pt" style:font-name-asian="T9" style:font-size-asian="0pt" style:font-name-complex="T9" style:font-size-complex="0pt"/>
    </style:style>
    <style:style style:name="T14" style:family="text">
      <style:text-properties style:font-name="GCNJVL+Times-Bold~27" style:font-name-asian="GCNJVL+Times-Bold~27" style:font-name-complex="GCNJVL+Times-Bold~27"/>
    </style:style>
    <style:style style:name="T15" style:family="text">
      <style:text-properties style:font-name="UQFCKM+CMMI10" style:font-name-asian="UQFCKM+CMMI10" style:font-name-complex="UQFCKM+CMMI10"/>
    </style:style>
    <style:style style:name="T16" style:family="text">
      <style:text-properties style:font-name="HWZEFN+CMR10" style:font-name-asian="HWZEFN+CMR10" style:font-name-complex="HWZEFN+CMR10"/>
    </style:style>
    <style:style style:name="T17" style:family="text">
      <style:text-properties style:font-name="LDKFRZ+Times-Roman~1e" fo:font-size="8pt" style:font-name-asian="LDKFRZ+Times-Roman~1e" style:font-size-asian="8pt" style:font-name-complex="LDKFRZ+Times-Roman~1e" style:font-size-complex="8pt"/>
    </style:style>
    <style:style style:name="T18" style:family="text">
      <style:text-properties style:font-name="LDKFRZ+Times-Roman~1e" fo:font-size="8pt" fo:font-weight="bold" style:font-name-asian="LDKFRZ+Times-Roman~1e" style:font-size-asian="8pt" style:font-weight-asian="bold" style:font-name-complex="LDKFRZ+Times-Roman~1e" style:font-size-complex="8pt" style:font-weight-complex="bold"/>
    </style:style>
    <style:style style:name="T19" style:family="text">
      <style:text-properties style:font-name="MIKILV+Times-Italic~6b" fo:font-size="8pt" style:font-name-asian="MIKILV+Times-Italic~6b" style:font-size-asian="8pt" style:font-name-complex="MIKILV+Times-Italic~6b" style:font-size-complex="8pt"/>
    </style:style>
    <style:style style:name="T20" style:family="text">
      <style:text-properties fo:background-color="#ff0000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fo:background-color="#ff0000" style:font-size-asian="8pt" style:font-size-complex="8pt"/>
    </style:style>
    <style:style style:name="T23" style:family="text">
      <style:text-properties style:font-name="SCBLDN+CMMI7" fo:font-size="7pt" style:font-name-asian="SCBLDN+CMMI7" style:font-size-asian="7pt" style:font-name-complex="SCBLDN+CMMI7" style:font-size-complex="7pt"/>
    </style:style>
    <style:style style:name="T24" style:family="text">
      <style:text-properties style:font-name="CNYGGJ+CMMI5" fo:font-size="5pt" style:font-name-asian="CNYGGJ+CMMI5" style:font-size-asian="5pt" style:font-name-complex="CNYGGJ+CMMI5" style:font-size-complex="5pt"/>
    </style:style>
    <style:style style:name="T25" style:family="text">
      <style:text-properties style:font-name="AXPGVW+CMSY10" style:font-name-asian="AXPGVW+CMSY10" style:font-name-complex="AXPGVW+CMSY10"/>
    </style:style>
    <style:style style:name="T26" style:family="text">
      <style:text-properties style:text-position="33% 80%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Distribution marginale</text:h>
      <text:p text:style-name="Standard">Dans la <text:a xlink:type="simple" xlink:href="http://fr.wikipedia.org/wiki/Théorie_des_probabilités">Théorie des probabilités</text:a>, étant donné deux <text:a xlink:type="simple" xlink:href="http://fr.wikipedia.org/wiki/Variable_aléatoire">variables aléatoires</text:a> jointes <text:span text:style-name="T1">X</text:span> et <text:span text:style-name="T1">Y</text:span>, la <text:span text:style-name="T3">distribution marginale</text:span> de <text:span text:style-name="T1">X</text:span> est simplement la <text:a xlink:type="simple" xlink:href="http://fr.wikipedia.org/wiki/Loi_de_probabilité">Loi de probabilité</text:a> de <text:span text:style-name="T1">X</text:span> en ignorant l'information concernant <text:span text:style-name="T1">Y</text:span>. Ce type de calcul survient lorsqu'on considère l'étude d'un tableau de contingence.</text:p>
      <text:p text:style-name="Standard"/>
      <text:p text:style-name="Standard">Su tuong tu cua slam problem va MMH</text:p>
      <text:p text:style-name="Standard"/>
      <text:p text:style-name="P1"><text:s/>Formally, we are making use</text:p>
      <text:p text:style-name="P3">of the following <text:span text:style-name="T4">decomposition of the posterior</text:span>, which fol-</text:p>
      <text:p text:style-name="P2">lows from the chain rule</text:p>
      <text:list xml:id="list1299609807" text:style-name="L1">
        <text:list-item>
          <text:p text:style-name="P18">p(x,r|y)=p(x|y,r)* p(r|p)</text:p>
        </text:list-item>
      </text:list>
      <text:p text:style-name="P2"/>
      <text:p text:style-name="P2"><text:s/>marginalizing</text:p>
      <text:p text:style-name="P2"/>
      <text:p text:style-name="P2"><text:s/>strong law of</text:p>
      <text:p text:style-name="P2">large numbers (SLLN),</text:p>
      <text:p text:style-name="P2"/>
      <text:p text:style-name="P2"><text:s/>Our objective is, therefore, to estimate this</text:p>
      <text:p text:style-name="P3">distribution, or some of its characteristics such as the <text:span text:style-name="T12">Fil</text:span><text:span text:style-name="T4">tering density</text:span> <text:span text:style-name="T5">􀀀 </text:span><text:span text:style-name="T6">􀀀</text:span><text:span text:style-name="T10">􀀀</text:span><text:span text:style-name="T11">􀀀</text:span><text:span text:style-name="T11">􀀀</text:span><text:span text:style-name="T6"> </text:span><text:s/>or the <text:span text:style-name="T4">minimum mean square error</text:span></text:p>
      <text:p text:style-name="P2">(MMSE) estimate <text:span text:style-name="T13">􀀀 </text:span><text:span text:style-name="T10">􀀀</text:span><text:span text:style-name="T11">􀀀</text:span><text:span text:style-name="T11">􀀀</text:span> .</text:p>
      <text:p text:style-name="P2"/>
      <text:p text:style-name="P2"><text:s/>importance sampling method (Bernardo and Smith 1994)</text:p>
      <text:p text:style-name="P2"/>
      <text:p text:style-name="P2"><text:s/><text:span text:style-name="T4">an arbitrary importance distribution q(x,r|y)</text:span></text:p>
      <text:p text:style-name="P2"/>
      <text:p text:style-name="P4"><text:s/>The variances of the importance weights,</text:p>
      <text:p text:style-name="P4">the <text:span text:style-name="T4">numerators</text:span> and the <text:span text:style-name="T4">denominators</text:span> satisfy for any </text:p>
      <text:p text:style-name="P11"/>
      <text:p text:style-name="P11">sampling</text:p>
      <text:p text:style-name="P11"/>
      <text:p text:style-name="P11">cac giai thuat slam nam o dau trong toan bo cong viec implementation of slam algo</text:p>
      <text:p text:style-name="P11"/>
      <text:p text:style-name="P2"><text:s/>The simplest choice is to just sample from</text:p>
      <text:p text:style-name="P3"><text:span text:style-name="T4">the prior</text:span>, p(rt|r(t-1)) , in which case the importance weight</text:p>
      <text:p text:style-name="P2">is equal to the <text:span text:style-name="T4">likelihood</text:span>, <text:span text:style-name="T11">p(y|y1:t-1,r0:t)</text:span></text:p>
      <text:p text:style-name="P12"/>
      <text:p text:style-name="P2"><text:s/>As discussed earlier, the discrete nature of the</text:p>
      <text:p text:style-name="P3">approximation can lead to a <text:span text:style-name="T4">skewed importance weights</text:span></text:p>
      <text:p text:style-name="P3"><text:span text:style-name="T4">distribution</text:span>. That is, many particles have no <text:span text:style-name="T4">offspring</text:span></text:p>
      <text:p text:style-name="P3">(<text:span text:style-name="T11"> </text:span><text:span text:style-name="T6"><text:s/></text:span>), <text:span text:style-name="T4">whereas others have a large number of off-</text:span></text:p>
      <text:p text:style-name="P3"><text:span text:style-name="T4">spring,</text:span> the extreme case being <text:span text:style-name="T6"><text:s/></text:span><text:s/>for a particular</text:p>
      <text:p text:style-name="P2">value <text:s/>.</text:p>
      <text:p text:style-name="P13"/>
      <text:p text:style-name="P2"><text:s/>So we are faced with a chicken-and-egg situation:</text:p>
      <text:p text:style-name="P3">the robot needs to know where it is to learn the map, but</text:p>
      <text:p text:style-name="P2">needs to know the map to figure out where it is.</text:p>
      <text:p text:style-name="P13"/>
      <text:p text:style-name="P5"><text:s/>It is an inherently</text:p>
      <text:p text:style-name="P6">hard problem because noise in the estimate of the robot's pose</text:p>
      <text:p text:style-name="P5">leads to noise in the estimate of the map and vice versa</text:p>
      <text:p text:style-name="P13"/>
      <text:p text:style-name="P5"><text:s/>In</text:p>
      <text:p text:style-name="P6">general, SLAM algorithms must address issues regarding sensors,</text:p>
      <text:p text:style-name="P5"><text:soft-page-break/>map representation and robot/environment dynamics.</text:p>
      <text:p text:style-name="P13"/>
      <text:p text:style-name="P5"><text:s/>Extended Kalman Filter and the Rao-Blackwellised</text:p>
      <text:p text:style-name="P5">Particle Filter</text:p>
      <text:p text:style-name="P13"/>
      <text:p text:style-name="P5"><text:s/>Our work is unique</text:p>
      <text:p text:style-name="P6">because it uses a video stream of stereo images as the <text:span text:style-name="T14">only</text:span></text:p>
      <text:p text:style-name="P6"><text:span text:style-name="T14">input </text:span><text:s/>while it achieves results whose accuracy is comparable</text:p>
      <text:p text:style-name="P6">to those of other models that rely on laser and odometric</text:p>
      <text:p text:style-name="P5">measurements.</text:p>
      <text:p text:style-name="P13"/>
      <text:p text:style-name="P5"><text:s/>where <text:s/>stands for</text:p>
      <text:p text:style-name="P5">stereo</text:p>
      <text:p text:style-name="P13"/>
      <text:p text:style-name="P5"><text:s/>SIFT's invariance properties along with our novel mixture</text:p>
      <text:p text:style-name="P6">proposal distribution improve the robustness of our lter in</text:p>
      <text:p text:style-name="P5">closing large loops.</text:p>
      <text:p text:style-name="P13"/>
      <text:p text:style-name="P5"><text:s/>We show that our model works well</text:p>
      <text:p text:style-name="P6">in environments with large changes in illumination, image</text:p>
      <text:p text:style-name="P5">blurring, glass doors and many large windows.</text:p>
      <text:p text:style-name="P13"/>
      <text:p text:style-name="P5"><text:s/>Finally, we</text:p>
      <text:p text:style-name="P6">show that we can trivially compute <text:span text:style-name="T16">2</text:span><text:span text:style-name="T15">D </text:span><text:s/>occupancy grids, if</text:p>
      <text:p text:style-name="P6">desired. Such grids are useful for robot path planning and</text:p>
      <text:p text:style-name="P5">obstacle avoidance.</text:p>
      <text:p text:style-name="P13"/>
      <text:p text:style-name="P5"><text:s/>Laser has high depth resolution</text:p>
      <text:p text:style-name="P6">providing accurate measurements of landmark positions but</text:p>
      <text:p text:style-name="P6">its low perceptual resolution makes it difcult to distinguish</text:p>
      <text:p text:style-name="P5">between different landmarks.</text:p>
      <text:p text:style-name="P13"/>
      <text:p text:style-name="P5"><text:s/>Thus, we obtain <text:span text:style-name="T15">u</text:span><text:span text:style-name="T23">t </text:span><text:s/>measurements by taking advantage of</text:p>
      <text:p text:style-name="P6">the vast amount of research in multiple view geometry <text:span text:style-name="T20">[15].</text:span></text:p>
      <text:p text:style-name="P6">Specically, it is possible to compute the robot's displacement</text:p>
      <text:p text:style-name="P6">directly from the available image data including an estimate</text:p>
      <text:p text:style-name="P6">of the uncertainty in that measurement. This is often known</text:p>
      <text:p text:style-name="P5">as <text:span text:style-name="T20">visual odometry [16], [17], [18], [19], [20]</text:span></text:p>
      <text:p text:style-name="P5"><text:s/>We</text:p>
      <text:p text:style-name="P6">compute the camera motion using the Levenberg-Marquardt</text:p>
      <text:p text:style-name="P6">(LM) algorithm minimizing the re-projection error of the <text:span text:style-name="T16">3</text:span><text:span text:style-name="T15">D</text:span></text:p>
      <text:p text:style-name="P5"><text:s/>coordinates of the landmarks [15]</text:p>
      <text:p text:style-name="P13"/>
      <text:p text:style-name="P5"><text:s/>the Jacobian matrix</text:p>
      <text:p text:style-name="P13"/>
      <text:p text:style-name="P5"><text:s/>the SVD</text:p>
      <text:p text:style-name="P5">algorithm.</text:p>
      <text:p text:style-name="P13"/>
      <text:p text:style-name="P5"><text:s/>The correct performance of a particle lter highly depends</text:p>
      <text:p text:style-name="P6">on the selection of proposal distribution. Most SLAM</text:p>
      <text:p text:style-name="P6">approaches using the RBPF depend on a proposal that is</text:p>
      <text:p text:style-name="P6">derived from the motion model using the observations to offset</text:p>
      <text:p text:style-name="P5">the difference between the proposal and target distribution</text:p>
      <text:p text:style-name="P13"/>
      <text:p text:style-name="P5"><text:s/>compute the proposal in closed form.</text:p>
      <text:p text:style-name="P13"/>
      <text:p text:style-name="P5"><text:s/>a RANSAC type approach</text:p>
      <text:p text:style-name="P13"/>
      <text:p text:style-name="P13"/>
      <text:p text:style-name="P13"><text:soft-page-break/></text:p>
      <text:p text:style-name="P5"><text:s/>R<text:span text:style-name="T17">EFERENCES</text:span></text:p>
      <text:p text:style-name="P7"><text:span text:style-name="T20">[1] </text:span>D. G. Lowe, “Object recognition from local scale-invariant features,”</text:p>
      <text:p text:style-name="P6"><text:span text:style-name="T17">in </text:span><text:span text:style-name="T19">Int. Conf. on Computer Vision</text:span><text:span text:style-name="T17">, Corfu, Greece, September 1999, pp.</text:span></text:p>
      <text:p text:style-name="P7">1150–1157.</text:p>
      <text:p text:style-name="P7">[2] H. P. Moravec and A. Elfes, “High resolution maps from wide angle</text:p>
      <text:p text:style-name="P6"><text:span text:style-name="T17">sonar,” in </text:span><text:span text:style-name="T19">Proc. IEEE Int. Conf. on Robotics and Automation</text:span><text:span text:style-name="T17">, 1985, pp.</text:span></text:p>
      <text:p text:style-name="P7">116–121.</text:p>
      <text:p text:style-name="P6"><text:span text:style-name="T17">[3] A. I. Eliazar and R. Parr, “DP-slam 2.0,” in </text:span><text:span text:style-name="T19">Proceedings of the 2004</text:span></text:p>
      <text:p text:style-name="P6"><text:span text:style-name="T19">IEEE International Conference on Robotics and Automation</text:span><text:span text:style-name="T17">. New</text:span></text:p>
      <text:p text:style-name="P7">Orleans, LA: IEEE Press, 2004.</text:p>
      <text:p text:style-name="P7">[4] S. Thrun, M. Montemerlo, D. Koller, B.Wegbreit, J. Nieto, and E. Nebot,</text:p>
      <text:p text:style-name="P7">“Fastslam: An efcient solution to the simultaneous localization and</text:p>
      <text:p text:style-name="P6"><text:span text:style-name="T17">mapping problem with unknown data association,” </text:span><text:span text:style-name="T19">Journal of Machine</text:span></text:p>
      <text:p text:style-name="P6"><text:span text:style-name="T19">Learning Research</text:span><text:span text:style-name="T17">, 2004, to appear.</text:span></text:p>
      <text:p text:style-name="P7">[5] V. Tucakov, M. Sahota, D. Murray, A. Mackworth, J. Little, S. Kingdon,</text:p>
      <text:p text:style-name="P7">C. Jennings, and R. Barman, “A stereoscopic visually guided mobile</text:p>
      <text:p text:style-name="P6"><text:span text:style-name="T17">robot,” in </text:span><text:span text:style-name="T19">Proc. of Hawaii International Conference on Systems Sciences</text:span><text:span text:style-name="T17">,</text:span></text:p>
      <text:p text:style-name="P7">1997.</text:p>
      <text:p text:style-name="P7"><text:span text:style-name="T20">[6]</text:span> S. Se, D. G. Lowe, and J. J. Little, “M<text:span text:style-name="T4">obile robot localization and</text:span></text:p>
      <text:p text:style-name="P6"><text:span text:style-name="T18">mapping with uncertainty using scale-invariant v</text:span><text:span text:style-name="T17">isual landmarks,” </text:span><text:span text:style-name="T19">Int.</text:span></text:p>
      <text:p text:style-name="P6"><text:span text:style-name="T19">J. Robotics Research</text:span><text:span text:style-name="T17">, vol. 21, no. 8, pp. 735–758, 2002.</text:span></text:p>
      <text:p text:style-name="P7"><text:span text:style-name="T20">[7]</text:span> T. D. Barfoot, “Online visual motion estimation using FastSLAM with</text:p>
      <text:p text:style-name="P7">SIFT features,” Edmonton, Alberta, August 2005, pp. 3076–3082.</text:p>
      <text:p text:style-name="P7"><text:span text:style-name="T20">[8]</text:span> N. Karlsson, E. D. Bernardo, J. Ostrowski, L. Goncalves, P. Pirjanian,</text:p>
      <text:p text:style-name="P7">and M. E. Munich, “The vSLAM algorithm for robust localization and</text:p>
      <text:p text:style-name="P6"><text:span text:style-name="T17">mapping,” in </text:span><text:span text:style-name="T19">IEEE Int. Conf. on Robotics and Automation (ICRA)</text:span><text:span text:style-name="T17">,</text:span></text:p>
      <text:p text:style-name="P7">Barcelona, Spain, April 2005, pp. 24–29.</text:p>
      <text:p text:style-name="P7"><text:span text:style-name="T20">[9]</text:span> A. J. Davison, “Real-time simultaneous localisation and mapping with a</text:p>
      <text:p text:style-name="P6"><text:span text:style-name="T17">single camera,” in </text:span><text:span text:style-name="T19">Proc. International Conference on Computer Vision,</text:span></text:p>
      <text:p text:style-name="P6"><text:span text:style-name="T19">Nice</text:span><text:span text:style-name="T17">, Oct. 2003.</text:span></text:p>
      <text:p text:style-name="P7"><text:span text:style-name="T20">[10] </text:span>S. Thrun, “Robot mapping: A survey,” Carnegie Mellon university,</text:p>
      <text:p text:style-name="P8">Technical Report CMU-CS-02-11, February 2002.</text:p>
      <text:p text:style-name="P8"><text:span text:style-name="T20">[11]</text:span> K. Murphy, “Bayesian map learning in dynamic environments,” in</text:p>
      <text:p text:style-name="P9"><text:span text:style-name="T19">Neural Information Processing Systems (NIPS)</text:span><text:span text:style-name="T21">, 1999, pp. 1015–1021.</text:span></text:p>
      <text:p text:style-name="P9"><text:span text:style-name="T21">[12] A. Doucet, N. de Freitas, and N. Gordon, </text:span><text:span text:style-name="T19">Sequential Monte Carlo in</text:span></text:p>
      <text:p text:style-name="P9"><text:span text:style-name="T19">Practice</text:span><text:span text:style-name="T21">. Springer-Verlag, 2001.</text:span></text:p>
      <text:p text:style-name="P7"><text:span text:style-name="T20">[13]</text:span> A. Doucet, N. de Freitas, K. Murphy, and S. Russell, “Rao-blackwellised</text:p>
      <text:p text:style-name="P9"><text:span text:style-name="T21">particle ltering for dynamic bayesian networks,” in </text:span><text:span text:style-name="T19">Uncertainty in</text:span></text:p>
      <text:p text:style-name="P9"><text:span text:style-name="T19">Articial Intelligence</text:span><text:span text:style-name="T21">, 2000.</text:span></text:p>
      <text:p text:style-name="P7"><text:span text:style-name="T20">[14]</text:span> R. Sim, P. Elinas, M. Grifn, and J. Little, “Vision-based SLAM using</text:p>
      <text:p text:style-name="P9"><text:span text:style-name="T21">the Rao-Blackwellised Particle Filter,” in </text:span><text:span text:style-name="T19">IJCAI Workshop on Reasoning</text:span></text:p>
      <text:p text:style-name="P9"><text:span text:style-name="T19">with Uncertainty in Robotics (RUR)</text:span><text:span text:style-name="T21">, Edinburgh, Scotland, 2005.</text:span></text:p>
      <text:p text:style-name="P9"><text:span text:style-name="T22">[15] </text:span><text:span text:style-name="T21">R. Hartley and A. Zisserman, </text:span><text:span text:style-name="T19">Multiple View Geometry in Computer</text:span></text:p>
      <text:p text:style-name="P9"><text:span text:style-name="T19">Vision. </text:span><text:span text:style-name="T21">Cambridge, UK: Cambridge Univ. Pr., 2000.</text:span></text:p>
      <text:p text:style-name="P7">[16] C. F. Olson, L. H. Matthies, M. Schoppers, and M. W. Maimone, “Rover</text:p>
      <text:p text:style-name="P9"><text:span text:style-name="T21">navigation using stereo ego-motion,” </text:span><text:span text:style-name="T19">Robotics and Autonomous Systems</text:span><text:span text:style-name="T21">,</text:span></text:p>
      <text:p text:style-name="P7">vol. 43, no. 4, p. 215, 2003.</text:p>
      <text:p text:style-name="P9"><text:span text:style-name="T21">[17] D. Nister, O. Naroditsky, and J. Bergen, “Visual odometry,” in </text:span><text:span text:style-name="T19">Proc.</text:span></text:p>
      <text:p text:style-name="P10">IEEE Computer Society Conference on Computer Vision and Pattern</text:p>
      <text:p text:style-name="P9"><text:span text:style-name="T19">Recognition (CVPR 2004)</text:span><text:span text:style-name="T21">, 2004, pp. 652–659.</text:span></text:p>
      <text:p text:style-name="P7">[18] J. Campbell, R. Sukthankar, and I. Nourbakhsh, “Techniques for evaluating</text:p>
      <text:p text:style-name="P9"><text:span text:style-name="T21">optical ow for visual odometry in extreme terrain,” in </text:span><text:span text:style-name="T19">IEEE/RSJ</text:span></text:p>
      <text:p text:style-name="P9"><text:span text:style-name="T19">Int. Workshop on Robots and Systems (IROS-04)</text:span><text:span text:style-name="T21">, Sendai, Japan, October</text:span></text:p>
      <text:p text:style-name="P7">2004.</text:p>
      <text:p text:style-name="P7">[19] A. Levin and R. Szeliski, “Visual odometry and map correlation,” in</text:p>
      <text:p text:style-name="P10">Proc. IEEE Computer Society Conference on Computer Vision and</text:p>
      <text:p text:style-name="P9"><text:span text:style-name="T19">Pattern Recognition (CVPR 2004)</text:span><text:span text:style-name="T21">, Washington, DC, USA, 2004.</text:span></text:p>
      <text:p text:style-name="P7">[20] A. Milella and R. Siegwart, “Stereo-based ego-motion estimation using</text:p>
      <text:p text:style-name="P9"><text:span text:style-name="T21">pixel tracking and iterative closest point,” in </text:span><text:span text:style-name="T19">In Proceedings of IEEE</text:span></text:p>
      <text:p text:style-name="P9"><text:span text:style-name="T19">International Conference on Computer Vision Systems (ICVS 2006)</text:span><text:span text:style-name="T21">,</text:span></text:p>
      <text:p text:style-name="P7">Manhattan, New York, USA, 2006.</text:p>
      <text:p text:style-name="P7">[21] D. Lowe, “Fitting parameterized three-dimensional models to images,”</text:p>
      <text:p text:style-name="P9"><text:span text:style-name="T19">IEEE Trans. Pattern Analysis Mach. Intell. (PAMI)</text:span><text:span text:style-name="T21">, vol. 13, no. 5, pp.</text:span></text:p>
      <text:p text:style-name="P7">441–450, May 1991.</text:p>
      <text:p text:style-name="P7">[22] M. Montemerlo, S. Thrun, D. Koller, and B. Wegbreit, “FastSLAM 2.0:</text:p>
      <text:p text:style-name="P7">An improved particle ltering algorithm for simultaneous localization</text:p>
      <text:p text:style-name="P9"><text:span text:style-name="T21">and mapping that provably converges,” in </text:span><text:span text:style-name="T19">Proceedings of the Eighteenth</text:span></text:p>
      <text:p text:style-name="P9"><text:span text:style-name="T19">Int. Joint Conf. on Articial Intelligence (IJCAI-03)</text:span><text:span text:style-name="T21">. San Francisco,</text:span></text:p>
      <text:p text:style-name="P7">CA: Morgan Kaufmann Publishers, 2003, pp. 1151–1156.</text:p>
      <text:p text:style-name="P9"><text:span text:style-name="T21">[23] P. Elinas and J. Little, “</text:span><text:span text:style-name="T21">MCL: Monte-Carlo localization for mobile</text:span></text:p>
      <text:p text:style-name="P9"><text:span text:style-name="T21">robots with stereo vision,” in </text:span><text:span text:style-name="T19">Proceedings of Robotics: Science and</text:span></text:p>
      <text:p text:style-name="P9"><text:span text:style-name="T19">Systems</text:span><text:span text:style-name="T21">, Cambridge, MA, USA, 2005.</text:span></text:p>
      <text:p text:style-name="P7">[24] S. Thrun and D. Fox, “Monte carlo localization with mixture proposal</text:p>
      <text:p text:style-name="P9"><text:span text:style-name="T21">distribution,” in </text:span><text:span text:style-name="T19">Proceedings of the AAAI National Conference on</text:span></text:p>
      <text:p text:style-name="P9"><text:span text:style-name="T19">Articial Intelligence</text:span><text:span text:style-name="T21">, 2000.</text:span></text:p>
      <text:p text:style-name="P7">[25] K. S. Arun, T. S. Huang, and S. D. Blostein, “Least-squares tting of</text:p>
      <text:p text:style-name="P9"><text:soft-page-break/><text:span text:style-name="T21">two 3-d point sets,” </text:span><text:span text:style-name="T19">IEEE Trans. Pattern Anal. Mach. Intell.</text:span><text:span text:style-name="T21">, vol. 9,</text:span></text:p>
      <text:p text:style-name="P8">no. 5, pp. 698–700, 1987.</text:p>
      <text:p text:style-name="P13"/>
      <text:p text:style-name="P14"><text:s/>Total Station electronic surveying device</text:p>
      <text:p text:style-name="P13"/>
      <text:h text:style-name="P17" text:outline-level="2"><text:bookmark text:name="Generating_gamma-distributed_random_variables"/>Generating gamma-distributed random variables</text:h>
      <text:p text:style-name="P14"><text:a xlink:type="simple" xlink:href="http://en.wikipedia.org/wiki/Likelihood_function"><text:span text:style-name="T6">likelihood functions</text:span></text:a><text:span text:style-name="T6"> </text:span><text:span text:style-name="T7">p</text:span><text:span text:style-name="T6">(</text:span><text:span text:style-name="T7">x</text:span><text:span text:style-name="T6">|θ)</text:span></text:p>
      <text:p text:style-name="P14"><text:span text:style-name="T6">a class of </text:span><text:a xlink:type="simple" xlink:href="http://en.wikipedia.org/wiki/Prior_probability_distribution"><text:span text:style-name="T6">prior probability distributions</text:span></text:a><text:span text:style-name="T6"> </text:span><text:span text:style-name="T7">p</text:span><text:span text:style-name="T6">(θ) is said to be </text:span><text:span text:style-name="T9">conjugate</text:span><text:span text:style-name="T6"> to a class of </text:span><text:a xlink:type="simple" xlink:href="http://en.wikipedia.org/wiki/Likelihood_function"><text:span text:style-name="T6">likelihood functions</text:span></text:a><text:span text:style-name="T6"> </text:span><text:span text:style-name="T7">p</text:span><text:span text:style-name="T6">(</text:span><text:span text:style-name="T7">x</text:span><text:span text:style-name="T6">|θ) if the resulting </text:span><text:a xlink:type="simple" xlink:href="http://en.wikipedia.org/wiki/Posterior_probability"><text:span text:style-name="T6">posterior distributions</text:span></text:a><text:span text:style-name="T6"> </text:span><text:span text:style-name="T7">p</text:span><text:span text:style-name="T6">(θ|</text:span><text:span text:style-name="T7">x</text:span><text:span text:style-name="T6">) are in the same family as </text:span><text:span text:style-name="T7">p</text:span><text:span text:style-name="T6">(θ); the prior and posterior are then called </text:span><text:span text:style-name="T9">conjugate distributions,</text:span><text:span text:style-name="T6"> and the prior is called a </text:span><text:span text:style-name="T9">conjugate prior</text:span><text:span text:style-name="T6"> for the likelihood</text:span></text:p>
      <text:p text:style-name="P13"/>
      <text:p text:style-name="P14"><text:span text:style-name="T6">or example, the </text:span><text:a xlink:type="simple" xlink:href="http://en.wikipedia.org/wiki/Normal_distribution"><text:span text:style-name="T6">Gaussian</text:span></text:a><text:span text:style-name="T6"> family is conjugate to itself (or </text:span><text:span text:style-name="T7">self-conjugate</text:span><text:span text:style-name="T6">) with respect to a Gaussian likelihood function: if the likelihood function is Gaussian, choosing a Gaussian prior over the mean will ensure that the posterior distribution is also Gaussian. The concept, as well as the term "conjugate prior", were introduced by </text:span><text:a xlink:type="simple" xlink:href="http://en.wikipedia.org/wiki/Howard_Raiffa"><text:span text:style-name="T6">Howard Raiffa</text:span></text:a><text:span text:style-name="T6"> and </text:span><text:a xlink:type="simple" xlink:href="http://en.wikipedia.org/wiki/Robert_Schlaifer"><text:span text:style-name="T6">Robert Schlaifer</text:span></text:a><text:span text:style-name="T6"> in their work on Bayesian decision theory.</text:span><text:bookmark text:name="cite_ref-raiffa_schlaifer_0-0"/><text:a xlink:type="simple" xlink:href="http://en.wikipedia.org/wiki/Conjugate_prior#cite_note-raiffa_schlaifer-0"><text:span text:style-name="T6">[1]</text:span></text:a><text:span text:style-name="T6"> A similar concept had been discovered independently by </text:span><text:a xlink:type="simple" xlink:href="http://en.wikipedia.org/wiki/George_Alfred_Barnard"><text:span text:style-name="T6">George Alfred Barnard</text:span></text:a><text:span text:style-name="T6">.</text:span><text:bookmark text:name="cite_ref-miller_1-0"/><text:a xlink:type="simple" xlink:href="http://en.wikipedia.org/wiki/Conjugate_prior#cite_note-miller-1"><text:span text:style-name="T6">[2]</text:span></text:a></text:p>
      <text:p text:style-name="P13"/>
      <text:p text:style-name="P16"><text:span text:style-name="T6">Consider the general problem of inferring a distribution for a parameter θ given some datum or data </text:span><text:span text:style-name="T7">x</text:span><text:span text:style-name="T6">. From </text:span><text:a xlink:type="simple" xlink:href="http://en.wikipedia.org/wiki/Bayes%27_theorem"><text:span text:style-name="T6">Bayes' theorem</text:span></text:a><text:span text:style-name="T6">, the posterior distribution is calculated from the prior </text:span><text:span text:style-name="T7">p</text:span><text:span text:style-name="T6">(θ) and the </text:span><text:a xlink:type="simple" xlink:href="http://en.wikipedia.org/wiki/Likelihood_function"><text:span text:style-name="T6">likelihood function</text:span></text:a><text:span text:style-name="T6"> </text:span><text:span text:style-name="T6"><draw:frame draw:style-name="fr1" draw:name="images1" text:anchor-type="as-char" svg:width="1.1146in" svg:height="0.2398in" draw:z-index="1"><draw:image xlink:href="http://upload.wikimedia.org/math/5/0/0/500e0bfb345a726501c6a7622a8a4069.png" xlink:type="simple" xlink:show="embed" xlink:actuate="onLoad"/><svg:title>\theta \mapsto p(x\mid\theta)\!</svg:title></draw:frame></text:span><text:span text:style-name="T6"> as</text:span></text:p>
      <text:p text:style-name="P15"><draw:frame draw:style-name="fr1" draw:name="images2" text:anchor-type="as-char" svg:width="2.2709in" svg:height="0.5209in" draw:z-index="0"><draw:image xlink:href="http://upload.wikimedia.org/math/0/e/c/0ec49017ef3ed3f53ec7447b3cb6d398.png" xlink:type="simple" xlink:show="embed" xlink:actuate="onLoad"/><svg:title> p(\theta|x) = \frac{p(x|\theta) \, p(\theta)}  {\int p(x|\theta) \, p(\theta) \, d\theta}. \!</svg:title></draw:frame> </text:p>
      <text:p text:style-name="P14"><text:a xlink:type="simple" xlink:href="http://en.wikipedia.org/wiki/Conjugate_prior"><text:span text:style-name="T6">http://en.wikipedia.org/wiki/Conjugate_prior</text:span></text:a></text:p>
      <text:p text:style-name="P13"/>
      <text:p text:style-name="P14"><text:span text:style-name="T6">whereas "probability" allows us to predict unknown </text:span><text:span text:style-name="T7">outcomes</text:span><text:span text:style-name="T6"> based on known </text:span><text:span text:style-name="T7">parameters</text:span><text:span text:style-name="T6">, "likelihood" allows us to estimate unknown </text:span><text:span text:style-name="T7">parameters</text:span><text:span text:style-name="T6"> based on known </text:span><text:span text:style-name="T7">outcomes</text:span><text:span text:style-name="T6">.</text:span></text:p>
      <text:p text:style-name="P13"/>
      <text:p text:style-name="P14"><text:a xlink:type="simple" xlink:href="http://en.wikipedia.org/wiki/Likelihood"><text:span text:style-name="T6">http://en.wikipedia.org/wiki/Likelihood</text:span></text:a></text:p>
      <text:p text:style-name="P13"/>
      <text:p text:style-name="P16"><text:span text:style-name="T6">The concept is most general when defined as follows: a statistic </text:span><text:span text:style-name="T7">T</text:span><text:span text:style-name="T6">(</text:span><text:span text:style-name="T7">X</text:span><text:span text:style-name="T6">) is </text:span><text:span text:style-name="T9">sufficient for underlying parameter </text:span><text:span text:style-name="T8">θ</text:span><text:span text:style-name="T6"> precisely if the conditional </text:span><text:a xlink:type="simple" xlink:href="http://en.wikipedia.org/wiki/Probability_distribution"><text:span text:style-name="T6">probability distribution</text:span></text:a><text:span text:style-name="T6"> of the data </text:span><text:span text:style-name="T7">X</text:span><text:span text:style-name="T6">, given the statistic </text:span><text:span text:style-name="T7">T</text:span><text:span text:style-name="T6">(</text:span><text:span text:style-name="T7">X</text:span><text:span text:style-name="T6">), is not a function of the parameter </text:span><text:span text:style-name="T7">θ</text:span><text:span text:style-name="T6">,</text:span><text:bookmark text:name="cite_ref-CasellaBerger_3-0"/><text:a xlink:type="simple" xlink:href="http://en.wikipedia.org/wiki/Sufficient_statistics#cite_note-CasellaBerger-3"><text:span text:style-name="T6">[4]</text:span></text:a><text:span text:style-name="T6"> i.e.</text:span></text:p>
      <text:p text:style-name="P15"><draw:frame draw:style-name="fr1" draw:name="images3" text:anchor-type="as-char" svg:width="4.25in" svg:height="0.2398in" draw:z-index="2"><draw:image xlink:href="http://upload.wikimedia.org/math/9/e/8/9e8060a5e9354174a7736dad4fba66f5.png" xlink:type="simple" xlink:show="embed" xlink:actuate="onLoad"/><svg:title>\Pr(X=x|T(X)=t,\theta) = \Pr(X=x|T(X)=t), \,</svg:title></draw:frame> </text:p>
      <text:p text:style-name="Text_20_body">or in shorthand</text:p>
      <text:p text:style-name="P15"><draw:frame draw:style-name="fr1" draw:name="images4" text:anchor-type="as-char" svg:width="1.7602in" svg:height="0.2083in" draw:z-index="3"><draw:image xlink:href="http://upload.wikimedia.org/math/8/e/d/8edddbad6d1bcb099559350ebbc460fb.png" xlink:type="simple" xlink:show="embed" xlink:actuate="onLoad"/><svg:title>\Pr(x|t,\theta) = \Pr(x|t).\,</svg:title></draw:frame> </text:p>
      <text:p text:style-name="P13">Distribution dung de lam gi, ma trong sigma slam lai phai de cap den mot proposal distribution.</text:p>
      <text:p text:style-name="P13"/>
      <text:p text:style-name="P5"><text:s/>A pose of the camera, <text:span text:style-name="T15">s</text:span><text:span text:style-name="T23">t</text:span> , defines a transformation <text:span text:style-name="T16">[</text:span><text:span text:style-name="T15">R; T</text:span><text:span text:style-name="T16">]</text:span><text:span text:style-name="T23">s</text:span><text:span text:style-name="T24">t</text:span></text:p>
      <text:p text:style-name="P6"><text:s/>from the camera to the global coordinate frame. Specically,</text:p>
      <text:p text:style-name="P6"><text:soft-page-break/><text:span text:style-name="T15">R </text:span><text:s/>is a <text:span text:style-name="T16">3 </text:span><text:span text:style-name="T16">3 </text:span><text:s/>rotation matrix and <text:span text:style-name="T15">T </text:span><text:s/>is a <text:span text:style-name="T16">3 </text:span><text:span text:style-name="T16">1 </text:span><text:s/>translation</text:p>
      <text:p text:style-name="P6">vector. Each landmark in the current view can be transformed</text:p>
      <text:p text:style-name="P6">to global coordinates using the well known equation</text:p>
      <text:p text:style-name="P6"><text:span text:style-name="T15">P</text:span><text:span text:style-name="T23">G</text:span></text:p>
      <text:p text:style-name="P6"><text:span text:style-name="T23">o</text:span><text:span text:style-name="T24">j </text:span><text:span text:style-name="T16">= </text:span><text:span text:style-name="T15">R</text:span><text:span text:style-name="T23">s</text:span><text:span text:style-name="T24">t</text:span><text:span text:style-name="T15">P</text:span><text:span text:style-name="T23">L</text:span></text:p>
      <text:p text:style-name="P5"><text:span text:style-name="T23">o</text:span><text:span text:style-name="T24">j </text:span><text:span text:style-name="T16">+ </text:span><text:span text:style-name="T15">T</text:span><text:span text:style-name="T23">s</text:span><text:span text:style-name="T24">t</text:span></text:p>
      <text:p text:style-name="P19"/>
      <text:p text:style-name="P19"/>
      <text:p text:style-name="P19"/>
      <text:p text:style-name="Standard"><text:bookmark text:name="firstHeading1"/>Orthogonal matrix – Matrice orthogonale</text:p>
      <text:p text:style-name="P15"><draw:frame draw:style-name="fr1" draw:name="images5" text:anchor-type="as-char" svg:width="1.5626in" svg:height="0.2291in" draw:z-index="4"><draw:image xlink:href="http://upload.wikimedia.org/math/4/c/9/4c926a4ad98afff16f6356d5e9fb1d83.png" xlink:type="simple" xlink:show="embed" xlink:actuate="onLoad"/><svg:title>Q^T Q = Q Q^T = I . \, </svg:title></draw:frame> </text:p>
      <text:p text:style-name="Standard">Unitary matrix – Matrice unitaire</text:p>
      <text:p text:style-name="Standard"/>
      <text:p text:style-name="P15"><draw:frame draw:style-name="fr1" draw:name="images6" text:anchor-type="as-char" svg:width="1.5311in" svg:height="0.198in" draw:z-index="5"><draw:image xlink:href="http://upload.wikimedia.org/math/8/5/5/855201588733bce944240480c8fd26cf.png" xlink:type="simple" xlink:show="embed" xlink:actuate="onLoad"/><svg:title>U^{*} U = UU^{*} = I_n\,</svg:title></draw:frame> </text:p>
      <text:p text:style-name="Standard"><draw:frame draw:style-name="fr1" draw:name="images7" text:anchor-type="as-char" svg:width="0.2291in" svg:height="0.1665in" draw:z-index="6"><draw:image xlink:href="http://upload.wikimedia.org/math/8/8/c/88c43d11ddca147d19fe1352b6181585.png" xlink:type="simple" xlink:show="embed" xlink:actuate="onLoad"/><svg:title>U^{*} \,</svg:title></draw:frame> is the <text:a xlink:type="simple" xlink:href="http://en.wikipedia.org/wiki/Conjugate_transpose">conjugate transpose</text:a> (also called the <text:a xlink:type="simple" xlink:href="http://en.wikipedia.org/wiki/Hermitian_adjoint">Hermitian adjoint</text:a>) of <text:span text:style-name="T1">U</text:span></text:p>
      <text:p text:style-name="List_20_Contents"><text:span text:style-name="T1"><draw:frame draw:style-name="fr1" draw:name="images8" text:anchor-type="as-char" svg:width="1.0626in" svg:height="0.2398in" draw:z-index="7"><draw:image xlink:href="http://upload.wikimedia.org/math/e/7/a/e7a76d497bd47845ad57b90de111b5af.png" xlink:type="simple" xlink:show="embed" xlink:actuate="onLoad"/><svg:title>(A^*)_{ij} = \overline{A_{ji}}</svg:title></draw:frame></text:span><text:span text:style-name="T1"> </text:span></text:p>
      <text:h text:style-name="P20" text:outline-level="1"><text:bookmark text:name="firstHeading2"/>Singular value decomposition</text:h>
      <text:p text:style-name="Standard"><text:span text:style-name="T1">In </text:span><text:a xlink:type="simple" xlink:href="http://en.wikipedia.org/wiki/Linear_algebra"><text:span text:style-name="T1">linear algebra</text:span></text:a><text:span text:style-name="T1">, the </text:span><text:span text:style-name="T2">singular value decomposition</text:span><text:span text:style-name="T1"> (</text:span><text:span text:style-name="T2">SVD</text:span><text:span text:style-name="T1">) is an important </text:span><text:a xlink:type="simple" xlink:href="http://en.wikipedia.org/wiki/Matrix_decomposition"><text:span text:style-name="T1">factorization</text:span></text:a><text:span text:style-name="T1"> of a rectangular </text:span><text:a xlink:type="simple" xlink:href="http://en.wikipedia.org/wiki/Real_number"><text:span text:style-name="T1">real</text:span></text:a><text:span text:style-name="T1"> or </text:span><text:a xlink:type="simple" xlink:href="http://en.wikipedia.org/wiki/Complex_number"><text:span text:style-name="T1">complex</text:span></text:a><text:span text:style-name="T1"> </text:span><text:a xlink:type="simple" xlink:href="http://en.wikipedia.org/wiki/Matrix_%28mathematics%29"><text:span text:style-name="T1">matrix</text:span></text:a></text:p>
      <text:p text:style-name="Standard"><text:a xlink:type="simple" xlink:href="http://en.wikipedia.org/wiki/Matrix_%28mathematics%29"><text:span text:style-name="T1"/></text:a></text:p>
      <text:p text:style-name="Text_20_body"><text:a xlink:type="simple" xlink:href="http://en.wikipedia.org/wiki/Matrix_%28mathematics%29"><text:span text:style-name="T1">Suppose M is an m-by-n </text:span></text:a><text:a xlink:type="simple" xlink:href="http://en.wikipedia.org/wiki/Matrix_%28mathematics%29"><text:span text:style-name="T1">matrix</text:span></text:a><text:a xlink:type="simple" xlink:href="http://en.wikipedia.org/wiki/Matrix_%28mathematics%29"><text:span text:style-name="T1"> whose entries come from the </text:span></text:a><text:a xlink:type="simple" xlink:href="http://en.wikipedia.org/wiki/Field_%28mathematics%29"><text:span text:style-name="T1">field</text:span></text:a><text:a xlink:type="simple" xlink:href="http://en.wikipedia.org/wiki/Matrix_%28mathematics%29"><text:span text:style-name="T1"> K, which is either the field of </text:span></text:a><text:a xlink:type="simple" xlink:href="http://en.wikipedia.org/wiki/Real_number"><text:span text:style-name="T1">real numbers</text:span></text:a><text:a xlink:type="simple" xlink:href="http://en.wikipedia.org/wiki/Matrix_%28mathematics%29"><text:span text:style-name="T1"> or the field of </text:span></text:a><text:a xlink:type="simple" xlink:href="http://en.wikipedia.org/wiki/Complex_number"><text:span text:style-name="T1">complex numbers</text:span></text:a><text:a xlink:type="simple" xlink:href="http://en.wikipedia.org/wiki/Matrix_%28mathematics%29"><text:span text:style-name="T1">. Then there exists a factorization of the form</text:span></text:a></text:p>
      <text:p text:style-name="P15"><draw:frame draw:style-name="fr1" draw:name="images9" text:anchor-type="as-char" svg:width="1.0835in" svg:height="0.2083in" draw:z-index="8"><draw:image xlink:href="http://upload.wikimedia.org/math/0/a/7/0a7829fb0ae71c0c1c8f918568b767f4.png" xlink:type="simple" xlink:show="embed" xlink:actuate="onLoad"/><svg:title>M = U\Sigma V^*, \,\!</svg:title></draw:frame> </text:p>
      <text:p text:style-name="Text_20_body">where <text:span text:style-name="T1">U</text:span> is an <text:span text:style-name="T1">m</text:span>-by-<text:span text:style-name="T1">m</text:span> <text:a xlink:type="simple" xlink:href="http://en.wikipedia.org/wiki/Unitary_matrix">unitary matrix</text:a> over <text:span text:style-name="T1">K</text:span>, the matrix Σ is <text:span text:style-name="T1">m</text:span>-by-<text:span text:style-name="T1">n</text:span> <text:a xlink:type="simple" xlink:href="http://en.wikipedia.org/wiki/Diagonal_matrix">diagonal matrix</text:a> with nonnegative real numbers on the diagonal, and <text:span text:style-name="T1">V*</text:span> denotes the <text:a xlink:type="simple" xlink:href="http://en.wikipedia.org/wiki/Conjugate_transpose">conjugate transpose</text:a> of <text:span text:style-name="T1">V</text:span>, an <text:span text:style-name="T1">n</text:span>-by-<text:span text:style-name="T1">n</text:span> unitary matrix over <text:span text:style-name="T1">K</text:span>. Such a factorization is called a <text:span text:style-name="T1">singular-value decomposition</text:span> of <text:span text:style-name="T1">M</text:span>.</text:p>
      <text:p text:style-name="Text_20_body"><text:a xlink:type="simple" xlink:href="http://en.wikipedia.org/wiki/Matrix_%28mathematics%29"><text:span text:style-name="T1">Consider the matrix</text:span></text:a></text:p>
      <text:p text:style-name="P15"><draw:frame draw:style-name="fr1" draw:name="images10" text:anchor-type="as-char" svg:width="1.9063in" svg:height="1.0102in" draw:z-index="9"><draw:image xlink:href="http://upload.wikimedia.org/math/3/5/4/3542cfc298d71a3e425bb4b11db87c2d.png" xlink:type="simple" xlink:show="embed" xlink:actuate="onLoad"/><svg:title>M = \begin{bmatrix}1 &amp; 0 &amp; 0 &amp; 0 &amp; 2\\0 &amp; 0 &amp; 3 &amp; 0 &amp; 0\\0 &amp; 0 &amp; 0 &amp; 0 &amp; 0\\0 &amp; 4 &amp; 0 &amp; 0 &amp; 0\end{bmatrix}</svg:title></draw:frame> </text:p>
      <text:p text:style-name="Text_20_body">A singular value decomposition of this matrix is given by <text:span text:style-name="T1">U</text:span>Σ<text:span text:style-name="T1">V</text:span> <text:span text:style-name="T26">*</text:span></text:p>
      <text:p text:style-name="P15"><draw:frame draw:style-name="fr1" draw:name="images11" text:anchor-type="as-char" svg:width="6.7917in" svg:height="1.25in" draw:z-index="10"><draw:image xlink:href="http://upload.wikimedia.org/math/b/0/3/b0389ff8ab4862b21a14e8fb45d6e5df.png" xlink:type="simple" xlink:show="embed" xlink:actuate="onLoad"/><svg:title>U = \begin{bmatrix}0 &amp; 0 &amp; 1 &amp; 0\\0 &amp; 1 &amp; 0 &amp; 0\\0 &amp; 0 &amp; 0 &amp; -1\\1 &amp; 0 &amp; 0 &amp; 0\end{bmatrix} ,\Sigma = \begin{bmatrix}4 &amp; 0 &amp; 0 &amp; 0 &amp; 0\\0 &amp; 3 &amp; 0 &amp; 0 &amp; 0\\0 &amp; 0 &amp; \sqrt{5} &amp; 0 &amp; 0\\0 &amp; 0 &amp; 0 &amp; 0 &amp; 0\end{bmatrix} ,V^* = \begin{bmatrix}0 &amp; 1 &amp; 0 &amp; 0 &amp; 0\\0 &amp; 0 &amp; 1 &amp; 0 &amp; 0\\\sqrt{0.2} &amp; 0 &amp; 0 &amp; 0 &amp; \sqrt{0.8}\\0 &amp; 0 &amp; 0 &amp; 1 &amp; 0\\-\sqrt{0.8} &amp; 0 &amp; 0 &amp; 0 &amp; \sqrt{0.2}\end{bmatrix}</svg:title></draw:frame> </text:p>
      <text:p text:style-name="Standard"><text:a xlink:type="simple" xlink:href="http://en.wikipedia.org/wiki/Matrix_%28mathematics%29"><text:span text:style-name="T1"/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XPGVW+CMSY10" svg:font-family="AXPGVW+CMSY10"/>
    <style:font-face style:name="CNYGGJ+CMMI5" svg:font-family="CNYGGJ+CMMI5"/>
    <style:font-face style:name="GCNJVL+Times-Bold~27" svg:font-family="GCNJVL+Times-Bold~27"/>
    <style:font-face style:name="GLHAGO+Times-Roman" svg:font-family="GLHAGO+Times-Roman"/>
    <style:font-face style:name="GLHALC+Times-Roman+2" svg:font-family="GLHALC+Times-Roman+2"/>
    <style:font-face style:name="HWZEFN+CMR10" svg:font-family="HWZEFN+CMR10"/>
    <style:font-face style:name="LDKFRZ+Times-Roman~1e" svg:font-family="LDKFRZ+Times-Roman~1e"/>
    <style:font-face style:name="PTAZBP+Times-Roman~12" svg:font-family="PTAZBP+Times-Roman~12"/>
    <style:font-face style:name="SCBLDN+CMMI7" svg:font-family="SCBLDN+CMMI7"/>
    <style:font-face style:name="UQFCKM+CMMI10" svg:font-family="UQFCKM+CMMI10"/>
    <style:font-face style:name="VWVCAQ+NimbusRomNo9L-Regu" svg:font-family="VWVCAQ+NimbusRomNo9L-Regu"/>
    <style:font-face style:name="GLHANF+Times-Italic" svg:font-family="GLHANF+Times-Italic" style:font-family-generic="script"/>
    <style:font-face style:name="MIKILV+Times-Italic~6b" svg:font-family="MIKILV+Times-Italic~6b" style:font-family-generic="script"/>
    <style:font-face style:name="T3" svg:font-family="T3" style:font-family-generic="swiss"/>
    <style:font-face style:name="T4" svg:font-family="T4" style:font-family-generic="swiss"/>
    <style:font-face style:name="T5" svg:font-family="T5" style:font-family-generic="swiss"/>
    <style:font-face style:name="T6" svg:font-family="T6" style:font-family-generic="swiss"/>
    <style:font-face style:name="T9" svg:font-family="T9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uan </meta:initial-creator>
    <meta:creation-date>2009-12-15T18:48:44</meta:creation-date>
    <dc:date>2009-12-19T11:39:48</dc:date>
    <dc:creator>Thuan </dc:creator>
    <meta:editing-duration>PT34H05M37S</meta:editing-duration>
    <meta:editing-cycles>29</meta:editing-cycles>
    <meta:generator>OpenOffice.org/3.1$Linux OpenOffice.org_project/310m19$Build-9420</meta:generator>
    <meta:document-statistic meta:table-count="0" meta:image-count="11" meta:object-count="0" meta:page-count="5" meta:paragraph-count="196" meta:word-count="1745" meta:character-count="11013"/>
  </office:meta>
</office:document-meta>
</file>